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65cm"/>
    </style:style>
    <style:style style:name="co4" style:family="table-column">
      <style:table-column-properties fo:break-before="auto" style:column-width="7.151cm"/>
    </style:style>
    <style:style style:name="co5" style:family="table-column">
      <style:table-column-properties fo:break-before="auto" style:column-width="6.4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8.362cm" svg:height="9.025cm" svg:x="27.852cm" svg:y="0.989cm">
            <draw:object draw:notify-on-update-of-ranges="Hoja1.F4:Hoja1.F14 Hoja1.G3:Hoja1.G3 Hoja1.G4:Hoja1.G14 Hoja1.H3:Hoja1.H3 Hoja1.H4:Hoja1.H14 Hoja1.I3:Hoja1.I3 Hoja1.I4:Hoja1.I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107cm" svg:height="9.025cm" svg:x="28.179cm" svg:y="10.797cm">
            <draw:object draw:notify-on-update-of-ranges="Hoja1.F20:Hoja1.F30 Hoja1.G19:Hoja1.G19 Hoja1.G20:Hoja1.G30 Hoja1.H19:Hoja1.H19 Hoja1.H20:Hoja1.H30 Hoja1.I19:Hoja1.I19 Hoja1.I20:Hoja1.I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.289cm" svg:height="8.999cm" svg:x="27.743cm" svg:y="20.952cm">
            <draw:object draw:notify-on-update-of-ranges="Hoja1.F35:Hoja1.F45 Hoja1.G34:Hoja1.G34 Hoja1.G35:Hoja1.G45 Hoja1.H34:Hoja1.H34 Hoja1.H35:Hoja1.H45 Hoja1.I34:Hoja1.I34 Hoja1.I35:Hoja1.I4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toc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oring functions 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 </text:p>
          </table:table-cell>
          <table:table-cell office:value-type="string" calcext:value-type="string">
            <text:p>Top100</text:p>
          </table:table-cell>
          <table:table-cell/>
          <table:table-cell office:value-type="string" calcext:value-type="string">
            <text:p>Scoring functions 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 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AP_PISA and AP_GOAP_DF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P_PISA and AP_GOAP_DF</text:p>
          </table:table-cell>
          <table:table-cell table:formula="of:=100*[.B4]" office:value-type="float" office:value="7.27272727273" calcext:value-type="float">
            <text:p>7,2727272727</text:p>
          </table:table-cell>
          <table:table-cell table:formula="of:=100*[.C4]" office:value-type="float" office:value="23.6363636364" calcext:value-type="float">
            <text:p>23,6363636364</text:p>
          </table:table-cell>
          <table:table-cell table:formula="of:=100*[.D4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P_HLPL and CP_TB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HLPL and CP_TB</text:p>
          </table:table-cell>
          <table:table-cell table:formula="of:=100*[.B5]" office:value-type="float" office:value="7.27272727273" calcext:value-type="float">
            <text:p>7,2727272727</text:p>
          </table:table-cell>
          <table:table-cell table:formula="of:=100*[.C5]" office:value-type="float" office:value="23.6363636364" calcext:value-type="float">
            <text:p>23,6363636364</text:p>
          </table:table-cell>
          <table:table-cell table:formula="of:=100*[.D5]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PYDOCK_TOT and CP_RMFC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PYDOCK_TOT and CP_RMFCA</text:p>
          </table:table-cell>
          <table:table-cell table:formula="of:=100*[.B6]" office:value-type="float" office:value="5.45454545455" calcext:value-type="float">
            <text:p>5,4545454546</text:p>
          </table:table-cell>
          <table:table-cell table:formula="of:=100*[.C6]" office:value-type="float" office:value="25.4545454545" calcext:value-type="float">
            <text:p>25,4545454545</text:p>
          </table:table-cell>
          <table:table-cell table:formula="of:=100*[.D6]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HLPL and CP_DECK</text:p>
          </table:table-cell>
          <table:table-cell table:formula="of:=100*[.B7]" office:value-type="float" office:value="5.45454545455" calcext:value-type="float">
            <text:p>5,4545454546</text:p>
          </table:table-cell>
          <table:table-cell table:formula="of:=100*[.C7]" office:value-type="float" office:value="25.4545454545" calcext:value-type="float">
            <text:p>25,4545454545</text:p>
          </table:table-cell>
          <table:table-cell table:formula="of:=100*[.D7]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AP_PISA and 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AP_PISA and CP_TSC</text:p>
          </table:table-cell>
          <table:table-cell table:formula="of:=100*[.B8]" office:value-type="float" office:value="9.09090909091" calcext:value-type="float">
            <text:p>9,0909090909</text:p>
          </table:table-cell>
          <table:table-cell table:formula="of:=100*[.C8]" office:value-type="float" office:value="25.4545454545" calcext:value-type="float">
            <text:p>25,4545454545</text:p>
          </table:table-cell>
          <table:table-cell table:formula="of:=100*[.D8]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PYDOCK_TOT and AP_GOAP_DF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PYDOCK_TOT and AP_GOAP_DF</text:p>
          </table:table-cell>
          <table:table-cell table:formula="of:=100*[.B9]" office:value-type="float" office:value="10.9090909091" calcext:value-type="float">
            <text:p>10,9090909091</text:p>
          </table:table-cell>
          <table:table-cell table:formula="of:=100*[.C9]" office:value-type="float" office:value="25.4545454545" calcext:value-type="float">
            <text:p>25,4545454545</text:p>
          </table:table-cell>
          <table:table-cell table:formula="of:=100*[.D9]" office:value-type="float" office:value="49.0909090909" calcext:value-type="float">
            <text:p>49,0909090909</text:p>
          </table:table-cell>
        </table:table-row>
        <table:table-row table:style-name="ro1">
          <table:table-cell office:value-type="string" calcext:value-type="string">
            <text:p>PYDOCK_TOT and CP_TB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PYDOCK_TOT and CP_TB</text:p>
          </table:table-cell>
          <table:table-cell table:formula="of:=100*[.B10]" office:value-type="float" office:value="10.9090909091" calcext:value-type="float">
            <text:p>10,9090909091</text:p>
          </table:table-cell>
          <table:table-cell table:formula="of:=100*[.C10]" office:value-type="float" office:value="25.4545454545" calcext:value-type="float">
            <text:p>25,4545454545</text:p>
          </table:table-cell>
          <table:table-cell table:formula="of:=100*[.D10]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AP_PISA and PYDOCK_TOT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AP_PISA and PYDOCK_TOT</text:p>
          </table:table-cell>
          <table:table-cell table:formula="of:=100*[.B11]" office:value-type="float" office:value="5.45454545455" calcext:value-type="float">
            <text:p>5,4545454546</text:p>
          </table:table-cell>
          <table:table-cell table:formula="of:=100*[.C11]" office:value-type="float" office:value="27.2727272727" calcext:value-type="float">
            <text:p>27,2727272727</text:p>
          </table:table-cell>
          <table:table-cell table:formula="of:=100*[.D11]" office:value-type="float" office:value="43.6363636364" calcext:value-type="float">
            <text:p>43,6363636364</text:p>
          </table:table-cell>
        </table:table-row>
        <table:table-row table:style-name="ro1">
          <table:table-cell office:value-type="string" calcext:value-type="string">
            <text:p>PYDOCK_TOT and CP_TSC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PYDOCK_TOT and CP_TSC</text:p>
          </table:table-cell>
          <table:table-cell table:formula="of:=100*[.B12]" office:value-type="float" office:value="12.7272727273" calcext:value-type="float">
            <text:p>12,7272727273</text:p>
          </table:table-cell>
          <table:table-cell table:formula="of:=100*[.C12]" office:value-type="float" office:value="27.2727272727" calcext:value-type="float">
            <text:p>27,2727272727</text:p>
          </table:table-cell>
          <table:table-cell table:formula="of:=100*[.D12]" office:value-type="float" office:value="49.0909090909" calcext:value-type="float">
            <text:p>49,0909090909</text:p>
          </table:table-cell>
        </table:table-row>
        <table:table-row table:style-name="ro1">
          <table:table-cell office:value-type="string" calcext:value-type="string">
            <text:p>CP_HLPL and 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HLPL and AP_PISA</text:p>
          </table:table-cell>
          <table:table-cell table:formula="of:=100*[.B13]" office:value-type="float" office:value="10.9090909091" calcext:value-type="float">
            <text:p>10,9090909091</text:p>
          </table:table-cell>
          <table:table-cell table:formula="of:=100*[.C13]" office:value-type="float" office:value="29.0909090909" calcext:value-type="float">
            <text:p>29,0909090909</text:p>
          </table:table-cell>
          <table:table-cell table:formula="of:=100*[.D13]" office:value-type="float" office:value="49.0909090909" calcext:value-type="float">
            <text:p>49,0909090909</text:p>
          </table:table-cell>
        </table:table-row>
        <table:table-row table:style-name="ro1">
          <table:table-cell office:value-type="string" calcext:value-type="string">
            <text:p>CP_HLPL and PYDOCK_TO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63636363636" calcext:value-type="float">
            <text:p>0,5636363636</text:p>
          </table:table-cell>
          <table:table-cell/>
          <table:table-cell office:value-type="string" calcext:value-type="string">
            <text:p>CP_HLPL and PYDOCK_TOT</text:p>
          </table:table-cell>
          <table:table-cell table:formula="of:=100*[.B14]" office:value-type="float" office:value="12.7272727273" calcext:value-type="float">
            <text:p>12,7272727273</text:p>
          </table:table-cell>
          <table:table-cell table:formula="of:=100*[.C14]" office:value-type="float" office:value="30.9090909091" calcext:value-type="float">
            <text:p>30,9090909091</text:p>
          </table:table-cell>
          <table:table-cell table:formula="of:=100*[.D14]" office:value-type="float" office:value="56.3636363636" calcext:value-type="float">
            <text:p>56,36363636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ZDOCK</text:p>
          </table:table-cell>
          <table:table-cell table:number-columns-repeated="4"/>
          <table:table-cell office:value-type="string" calcext:value-type="string">
            <text:p>ZDOCK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coring functions 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 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AP_T2 and 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AP_T2 and CP_TSC</text:p>
          </table:table-cell>
          <table:table-cell table:formula="of:=100*[.B20]" office:value-type="float" office:value="14.5454545455" calcext:value-type="float">
            <text:p>14,5454545455</text:p>
          </table:table-cell>
          <table:table-cell table:formula="of:=100*[.C20]" office:value-type="float" office:value="20" calcext:value-type="float">
            <text:p>20</text:p>
          </table:table-cell>
          <table:table-cell table:formula="of:=100*[.D20]" office:value-type="float" office:value="36.3636363636" calcext:value-type="float">
            <text:p>36,3636363636</text:p>
          </table:table-cell>
        </table:table-row>
        <table:table-row table:style-name="ro1">
          <table:table-cell office:value-type="string" calcext:value-type="string">
            <text:p>PYDOCK_TOT and Z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PYDOCK_TOT and ZDOCK</text:p>
          </table:table-cell>
          <table:table-cell table:formula="of:=100*[.B21]" office:value-type="float" office:value="7.27272727273" calcext:value-type="float">
            <text:p>7,2727272727</text:p>
          </table:table-cell>
          <table:table-cell table:formula="of:=100*[.C21]" office:value-type="float" office:value="21.8181818182" calcext:value-type="float">
            <text:p>21,8181818182</text:p>
          </table:table-cell>
          <table:table-cell table:formula="of:=100*[.D21]" office:value-type="float" office:value="34.5454545455" calcext:value-type="float">
            <text:p>34,5454545455</text:p>
          </table:table-cell>
        </table:table-row>
        <table:table-row table:style-name="ro1">
          <table:table-cell office:value-type="string" calcext:value-type="string">
            <text:p>PYDOCK_TOT and 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PYDOCK_TOT and CP_TSC</text:p>
          </table:table-cell>
          <table:table-cell table:formula="of:=100*[.B22]" office:value-type="float" office:value="9.09090909091" calcext:value-type="float">
            <text:p>9,0909090909</text:p>
          </table:table-cell>
          <table:table-cell table:formula="of:=100*[.C22]" office:value-type="float" office:value="21.8181818182" calcext:value-type="float">
            <text:p>21,8181818182</text:p>
          </table:table-cell>
          <table:table-cell table:formula="of:=100*[.D22]" office:value-type="float" office:value="41.8181818182" calcext:value-type="float">
            <text:p>41,8181818182</text:p>
          </table:table-cell>
        </table:table-row>
        <table:table-row table:style-name="ro1">
          <table:table-cell office:value-type="string" calcext:value-type="string">
            <text:p>AP_T2 and 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AP_T2 and CP_HLPL</text:p>
          </table:table-cell>
          <table:table-cell table:formula="of:=100*[.B23]" office:value-type="float" office:value="9.09090909091" calcext:value-type="float">
            <text:p>9,0909090909</text:p>
          </table:table-cell>
          <table:table-cell table:formula="of:=100*[.C23]" office:value-type="float" office:value="21.8181818182" calcext:value-type="float">
            <text:p>21,8181818182</text:p>
          </table:table-cell>
          <table:table-cell table:formula="of:=100*[.D23]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PYDOCK_TOT and AP_DCOMPLEX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PYDOCK_TOT and AP_DCOMPLEX</text:p>
          </table:table-cell>
          <table:table-cell table:formula="of:=100*[.B24]" office:value-type="float" office:value="10.9090909091" calcext:value-type="float">
            <text:p>10,9090909091</text:p>
          </table:table-cell>
          <table:table-cell table:formula="of:=100*[.C24]" office:value-type="float" office:value="21.8181818182" calcext:value-type="float">
            <text:p>21,8181818182</text:p>
          </table:table-cell>
          <table:table-cell table:formula="of:=100*[.D24]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PYDOCK_TOT and 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PYDOCK_TOT and AP_T1</text:p>
          </table:table-cell>
          <table:table-cell table:formula="of:=100*[.B25]" office:value-type="float" office:value="10.9090909091" calcext:value-type="float">
            <text:p>10,9090909091</text:p>
          </table:table-cell>
          <table:table-cell table:formula="of:=100*[.C25]" office:value-type="float" office:value="21.8181818182" calcext:value-type="float">
            <text:p>21,8181818182</text:p>
          </table:table-cell>
          <table:table-cell table:formula="of:=100*[.D25]" office:value-type="float" office:value="41.8181818182" calcext:value-type="float">
            <text:p>41,8181818182</text:p>
          </table:table-cell>
        </table:table-row>
        <table:table-row table:style-name="ro1">
          <table:table-cell office:value-type="string" calcext:value-type="string">
            <text:p>CP_HLPL and PYDOCK_TO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HLPL and PYDOCK_TOT</text:p>
          </table:table-cell>
          <table:table-cell table:formula="of:=100*[.B26]" office:value-type="float" office:value="12.7272727273" calcext:value-type="float">
            <text:p>12,7272727273</text:p>
          </table:table-cell>
          <table:table-cell table:formula="of:=100*[.C26]" office:value-type="float" office:value="21.8181818182" calcext:value-type="float">
            <text:p>21,8181818182</text:p>
          </table:table-cell>
          <table:table-cell table:formula="of:=100*[.D26]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AP_PISA and PYDOCK_TOT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AP_PISA and PYDOCK_TOT</text:p>
          </table:table-cell>
          <table:table-cell table:formula="of:=100*[.B27]" office:value-type="float" office:value="1.81818181818" calcext:value-type="float">
            <text:p>1,8181818182</text:p>
          </table:table-cell>
          <table:table-cell table:formula="of:=100*[.C27]" office:value-type="float" office:value="23.6363636364" calcext:value-type="float">
            <text:p>23,6363636364</text:p>
          </table:table-cell>
          <table:table-cell table:formula="of:=100*[.D27]" office:value-type="float" office:value="34.5454545455" calcext:value-type="float">
            <text:p>34,5454545455</text:p>
          </table:table-cell>
        </table:table-row>
        <table:table-row table:style-name="ro1">
          <table:table-cell office:value-type="string" calcext:value-type="string">
            <text:p>AP_T1 and 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AP_T1 and CP_TSC</text:p>
          </table:table-cell>
          <table:table-cell table:formula="of:=100*[.B28]" office:value-type="float" office:value="9.09090909091" calcext:value-type="float">
            <text:p>9,0909090909</text:p>
          </table:table-cell>
          <table:table-cell table:formula="of:=100*[.C28]" office:value-type="float" office:value="23.6363636364" calcext:value-type="float">
            <text:p>23,6363636364</text:p>
          </table:table-cell>
          <table:table-cell table:formula="of:=100*[.D28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P_PISA and 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45454545455" calcext:value-type="float">
            <text:p>0,3454545455</text:p>
          </table:table-cell>
          <table:table-cell/>
          <table:table-cell office:value-type="string" calcext:value-type="string">
            <text:p>AP_PISA and CP_TSC</text:p>
          </table:table-cell>
          <table:table-cell table:formula="of:=100*[.B29]" office:value-type="float" office:value="9.09090909091" calcext:value-type="float">
            <text:p>9,0909090909</text:p>
          </table:table-cell>
          <table:table-cell table:formula="of:=100*[.C29]" office:value-type="float" office:value="23.6363636364" calcext:value-type="float">
            <text:p>23,6363636364</text:p>
          </table:table-cell>
          <table:table-cell table:formula="of:=100*[.D29]" office:value-type="float" office:value="34.5454545455" calcext:value-type="float">
            <text:p>34,5454545455</text:p>
          </table:table-cell>
        </table:table-row>
        <table:table-row table:style-name="ro1">
          <table:table-cell office:value-type="string" calcext:value-type="string">
            <text:p>CP_DECK_AP_DCOMPLEX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CP_DECK_AP_DCOMPLEX</text:p>
          </table:table-cell>
          <table:table-cell table:formula="of:=100*[.B30]" office:value-type="float" office:value="9.09090909091" calcext:value-type="float">
            <text:p>9,0909090909</text:p>
          </table:table-cell>
          <table:table-cell table:formula="of:=100*[.C30]" office:value-type="float" office:value="25.4545454545" calcext:value-type="float">
            <text:p>25,4545454545</text:p>
          </table:table-cell>
          <table:table-cell table:formula="of:=100*[.D30]" office:value-type="float" office:value="43.6363636364" calcext:value-type="float">
            <text:p>43,636363636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DOCK</text:p>
          </table:table-cell>
          <table:table-cell table:number-columns-repeated="4"/>
          <table:table-cell office:value-type="string" calcext:value-type="string">
            <text:p>SDOCK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coring functions </text:p>
          </table:table-cell>
          <table:table-cell office:value-type="string" calcext:value-type="string">
            <text:p>Top1</text:p>
          </table:table-cell>
          <table:table-cell office:value-type="string" calcext:value-type="string">
            <text:p>Top10 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AP_T2 and 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  <table:table-cell/>
          <table:table-cell office:value-type="string" calcext:value-type="string">
            <text:p>AP_T2 and CP_HLPL</text:p>
          </table:table-cell>
          <table:table-cell table:formula="of:=100*[.B35]" office:value-type="float" office:value="7.27272727273" calcext:value-type="float">
            <text:p>7,2727272727</text:p>
          </table:table-cell>
          <table:table-cell table:formula="of:=100*[.C35]" office:value-type="float" office:value="25.4545454545" calcext:value-type="float">
            <text:p>25,4545454545</text:p>
          </table:table-cell>
          <table:table-cell table:formula="of:=100*[.D35]" office:value-type="float" office:value="52.7272727273" calcext:value-type="float">
            <text:p>52,7272727273</text:p>
          </table:table-cell>
        </table:table-row>
        <table:table-row table:style-name="ro1">
          <table:table-cell office:value-type="string" calcext:value-type="string">
            <text:p>AP_calRWp and 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AP_calRWp and CP_TSC</text:p>
          </table:table-cell>
          <table:table-cell table:formula="of:=100*[.B36]" office:value-type="float" office:value="7.27272727273" calcext:value-type="float">
            <text:p>7,2727272727</text:p>
          </table:table-cell>
          <table:table-cell table:formula="of:=100*[.C36]" office:value-type="float" office:value="25.4545454545" calcext:value-type="float">
            <text:p>25,4545454545</text:p>
          </table:table-cell>
          <table:table-cell table:formula="of:=100*[.D36]" office:value-type="float" office:value="38.1818181818" calcext:value-type="float">
            <text:p>38,1818181818</text:p>
          </table:table-cell>
        </table:table-row>
        <table:table-row table:style-name="ro1">
          <table:table-cell office:value-type="string" calcext:value-type="string">
            <text:p>CP_QP and 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QP and AP_PISA</text:p>
          </table:table-cell>
          <table:table-cell table:formula="of:=100*[.B37]" office:value-type="float" office:value="9.09090909091" calcext:value-type="float">
            <text:p>9,0909090909</text:p>
          </table:table-cell>
          <table:table-cell table:formula="of:=100*[.C37]" office:value-type="float" office:value="25.4545454545" calcext:value-type="float">
            <text:p>25,4545454545</text:p>
          </table:table-cell>
          <table:table-cell table:formula="of:=100*[.D37]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CP_QP and AP_T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CP_QP and AP_T2</text:p>
          </table:table-cell>
          <table:table-cell table:formula="of:=100*[.B38]" office:value-type="float" office:value="9.09090909091" calcext:value-type="float">
            <text:p>9,0909090909</text:p>
          </table:table-cell>
          <table:table-cell table:formula="of:=100*[.C38]" office:value-type="float" office:value="25.4545454545" calcext:value-type="float">
            <text:p>25,4545454545</text:p>
          </table:table-cell>
          <table:table-cell table:formula="of:=100*[.D38]" office:value-type="float" office:value="43.6363636364" calcext:value-type="float">
            <text:p>43,6363636364</text:p>
          </table:table-cell>
        </table:table-row>
        <table:table-row table:style-name="ro1">
          <table:table-cell office:value-type="string" calcext:value-type="string">
            <text:p>SDOCK and AP_PISA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SDOCK and AP_PISA</text:p>
          </table:table-cell>
          <table:table-cell table:formula="of:=100*[.B39]" office:value-type="float" office:value="16.3636363636" calcext:value-type="float">
            <text:p>16,3636363636</text:p>
          </table:table-cell>
          <table:table-cell table:formula="of:=100*[.C39]" office:value-type="float" office:value="25.4545454545" calcext:value-type="float">
            <text:p>25,4545454545</text:p>
          </table:table-cell>
          <table:table-cell table:formula="of:=100*[.D39]" office:value-type="float" office:value="43.6363636364" calcext:value-type="float">
            <text:p>43,6363636364</text:p>
          </table:table-cell>
        </table:table-row>
        <table:table-row table:style-name="ro1">
          <table:table-cell office:value-type="string" calcext:value-type="string">
            <text:p>AP_calRWp and SDOCK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AP_calRWp and SDOCK</text:p>
          </table:table-cell>
          <table:table-cell table:formula="of:=100*[.B40]" office:value-type="float" office:value="18.1818181818" calcext:value-type="float">
            <text:p>18,1818181818</text:p>
          </table:table-cell>
          <table:table-cell table:formula="of:=100*[.C40]" office:value-type="float" office:value="25.4545454545" calcext:value-type="float">
            <text:p>25,4545454545</text:p>
          </table:table-cell>
          <table:table-cell table:formula="of:=100*[.D40]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AP_PISA and 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AP_PISA and CP_TSC</text:p>
          </table:table-cell>
          <table:table-cell table:formula="of:=100*[.B41]" office:value-type="float" office:value="9.09090909091" calcext:value-type="float">
            <text:p>9,0909090909</text:p>
          </table:table-cell>
          <table:table-cell table:formula="of:=100*[.C41]" office:value-type="float" office:value="27.2727272727" calcext:value-type="float">
            <text:p>27,2727272727</text:p>
          </table:table-cell>
          <table:table-cell table:formula="of:=100*[.D41]" office:value-type="float" office:value="49.0909090909" calcext:value-type="float">
            <text:p>49,0909090909</text:p>
          </table:table-cell>
        </table:table-row>
        <table:table-row table:style-name="ro1">
          <table:table-cell office:value-type="string" calcext:value-type="string">
            <text:p>SDOCK and 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SDOCK and CP_TSC</text:p>
          </table:table-cell>
          <table:table-cell table:formula="of:=100*[.B42]" office:value-type="float" office:value="18.1818181818" calcext:value-type="float">
            <text:p>18,1818181818</text:p>
          </table:table-cell>
          <table:table-cell table:formula="of:=100*[.C42]" office:value-type="float" office:value="27.2727272727" calcext:value-type="float">
            <text:p>27,2727272727</text:p>
          </table:table-cell>
          <table:table-cell table:formula="of:=100*[.D42]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CP_QP and 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CP_QP and CP_HLPL</text:p>
          </table:table-cell>
          <table:table-cell table:formula="of:=100*[.B43]" office:value-type="float" office:value="7.27272727273" calcext:value-type="float">
            <text:p>7,2727272727</text:p>
          </table:table-cell>
          <table:table-cell table:formula="of:=100*[.C43]" office:value-type="float" office:value="29.0909090909" calcext:value-type="float">
            <text:p>29,0909090909</text:p>
          </table:table-cell>
          <table:table-cell table:formula="of:=100*[.D43]" office:value-type="float" office:value="47.2727272727" calcext:value-type="float">
            <text:p>47,2727272727</text:p>
          </table:table-cell>
        </table:table-row>
        <table:table-row table:style-name="ro1">
          <table:table-cell office:value-type="string" calcext:value-type="string">
            <text:p>AP_T2 and 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T2 and CP_TSC</text:p>
          </table:table-cell>
          <table:table-cell table:formula="of:=100*[.B44]" office:value-type="float" office:value="14.5454545455" calcext:value-type="float">
            <text:p>14,5454545455</text:p>
          </table:table-cell>
          <table:table-cell table:formula="of:=100*[.C44]" office:value-type="float" office:value="29.0909090909" calcext:value-type="float">
            <text:p>29,0909090909</text:p>
          </table:table-cell>
          <table:table-cell table:formula="of:=100*[.D44]" office:value-type="float" office:value="45.4545454545" calcext:value-type="float">
            <text:p>45,4545454545</text:p>
          </table:table-cell>
        </table:table-row>
        <table:table-row table:style-name="ro1">
          <table:table-cell office:value-type="string" calcext:value-type="string">
            <text:p>CP_HLPL and AP_PISA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HLPL and AP_PISA</text:p>
          </table:table-cell>
          <table:table-cell table:formula="of:=100*[.B45]" office:value-type="float" office:value="12.7272727273" calcext:value-type="float">
            <text:p>12,7272727273</text:p>
          </table:table-cell>
          <table:table-cell table:formula="of:=100*[.C45]" office:value-type="float" office:value="30.9090909091" calcext:value-type="float">
            <text:p>30,9090909091</text:p>
          </table:table-cell>
          <table:table-cell table:formula="of:=100*[.D45]" office:value-type="float" office:value="49.0909090909" calcext:value-type="float">
            <text:p>49,0909090909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IPPER_PROPNS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table:number-columns-repeated="2"/>
          <table:table-cell office:value-type="string" calcext:value-type="string">
            <text:p>AP_dDFIRE_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CP_DECK_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AP_PISA and PROPNSTS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table:number-columns-repeated="2"/>
          <table:table-cell office:value-type="string" calcext:value-type="string">
            <text:p>CP_TS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CP_DECK_ZDO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</table:table-row>
        <table:table-row table:style-name="ro1">
          <table:table-cell office:value-type="string" calcext:value-type="string">
            <text:p>SIPPER_AP_PISA</text:p>
          </table:table-cell>
          <table:table-cell office:value-type="float" office:value="0" calcext:value-type="float">
            <text:p>0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AP_dDFIRE_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DECK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</table:table-row>
        <table:table-row table:style-name="ro1">
          <table:table-cell office:value-type="string" calcext:value-type="string">
            <text:p>PROPNSTS_CP_TB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table:number-columns-repeated="2"/>
          <table:table-cell office:value-type="string" calcext:value-type="string">
            <text:p>AP_T2 and 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DECK_AP_DCOMPLEX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09090909091" calcext:value-type="float">
            <text:p>0,3090909091</text:p>
          </table:table-cell>
        </table:table-row>
        <table:table-row table:style-name="ro1">
          <table:table-cell office:value-type="string" calcext:value-type="string">
            <text:p>CP_DECK_PROPNS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CP_TS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QP and CP_DE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SIPPER_CP_DE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45454545455" calcext:value-type="float">
            <text:p>0,1454545455</text:p>
          </table:table-cell>
          <table:table-cell table:number-columns-repeated="2"/>
          <table:table-cell office:value-type="string" calcext:value-type="string">
            <text:p>AP_T2 and AP_T1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CP_QP and AP_DCOMPLEX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PYDOCK_TOT and PROPNSTS</text:p>
          </table:table-cell>
          <table:table-cell office:value-type="float" office:value="0" calcext:value-type="float">
            <text:p>0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table:number-columns-repeated="2"/>
          <table:table-cell office:value-type="string" calcext:value-type="string">
            <text:p>AP_calRWp and CP_TS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CP_DECK_PYDOCK_TOT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</table:table-row>
        <table:table-row table:style-name="ro1">
          <table:table-cell office:value-type="string" calcext:value-type="string">
            <text:p>PROPNSTS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2"/>
          <table:table-cell office:value-type="string" calcext:value-type="string">
            <text:p>AP_dDFIRE_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T2 and CP_DE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</table:table-row>
        <table:table-row table:style-name="ro1">
          <table:table-cell office:value-type="string" calcext:value-type="string">
            <text:p>SIPPER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table:number-columns-repeated="2"/>
          <table:table-cell office:value-type="string" calcext:value-type="string">
            <text:p>AP_calRWp and AP_T2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PISA and CP_DECK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SIPPER_CP_TB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table:number-columns-repeated="2"/>
          <table:table-cell office:value-type="string" calcext:value-type="string">
            <text:p>AP_T2 and 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HLPL and CP_DE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PROPNSTS_CP_RMFCA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2"/>
          <table:table-cell office:value-type="string" calcext:value-type="string">
            <text:p>CP_TS_CP_TSC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CP_QP and 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SIPPER_AP_GOAP_DF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2"/>
          <table:table-cell office:value-type="string" calcext:value-type="string">
            <text:p>SDOCK and CP_TS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TSC_Z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CP_HLPL and SIPPER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381818181818" calcext:value-type="float">
            <text:p>0,3818181818</text:p>
          </table:table-cell>
          <table:table-cell table:number-columns-repeated="2"/>
          <table:table-cell office:value-type="string" calcext:value-type="string">
            <text:p>AP_dDFIRE_AP_PIS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CP_HLPL and AP_DCOMPLEX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SIPPER_CP_RMFCA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table:number-columns-repeated="2"/>
          <table:table-cell office:value-type="string" calcext:value-type="string">
            <text:p>AP_dDFIRE_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AP_DCOMPLEX_Z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</table:table-row>
        <table:table-row table:style-name="ro1">
          <table:table-cell office:value-type="string" calcext:value-type="string">
            <text:p>SIPPER_PYDOCK_TOT</text:p>
          </table:table-cell>
          <table:table-cell office:value-type="float" office:value="0" calcext:value-type="float">
            <text:p>0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36363636364" calcext:value-type="float">
            <text:p>0,2363636364</text:p>
          </table:table-cell>
          <table:table-cell table:number-columns-repeated="2"/>
          <table:table-cell office:value-type="string" calcext:value-type="string">
            <text:p>AP_calRWp and AP_dDFIRE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T2 and Z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PROPNSTS_AP_GOAP_DF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table:number-columns-repeated="2"/>
          <table:table-cell office:value-type="string" calcext:value-type="string">
            <text:p>AP_PISA and 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AP_T2 and AP_DCOMPLEX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CP_HLPL and PROPNS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2"/>
          <table:table-cell office:value-type="string" calcext:value-type="string">
            <text:p>CP_HLPL and 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09090909091" calcext:value-type="float">
            <text:p>0,5090909091</text:p>
          </table:table-cell>
          <table:table-cell/>
          <table:table-cell office:value-type="string" calcext:value-type="string">
            <text:p>CP_QP and ZDOCK</text:p>
          </table:table-cell>
          <table:table-cell office:value-type="float" office:value="0" calcext:value-type="float">
            <text:p>0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AP_PISA and CP_DE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345454545455" calcext:value-type="float">
            <text:p>0,3454545455</text:p>
          </table:table-cell>
          <table:table-cell table:number-columns-repeated="2"/>
          <table:table-cell office:value-type="string" calcext:value-type="string">
            <text:p>CP_QP and 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AP_PISA and Z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CP_DECK_PYDOCK_TOT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418181818182" calcext:value-type="float">
            <text:p>0,4181818182</text:p>
          </table:table-cell>
          <table:table-cell table:number-columns-repeated="2"/>
          <table:table-cell office:value-type="string" calcext:value-type="string">
            <text:p>CP_QP and AP_dDFIRE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AP_T2 and 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P_RMFCA_AP_GOAP_DF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  <table:table-cell table:number-columns-repeated="2"/>
          <table:table-cell office:value-type="string" calcext:value-type="string">
            <text:p>AP_T2 and SDOCK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  <table:table-cell/>
          <table:table-cell office:value-type="string" calcext:value-type="string">
            <text:p>AP_PISA and AP_T1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P_DECK_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  <table:table-cell table:number-columns-repeated="2"/>
          <table:table-cell office:value-type="string" calcext:value-type="string">
            <text:p>AP_dDFIRE_CP_TSC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HLPL and 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CP_DECK_CP_RMFC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AP_dDFIRE_SDOCK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QP and PYDOCK_TOT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27272727273" calcext:value-type="float">
            <text:p>0,3272727273</text:p>
          </table:table-cell>
        </table:table-row>
        <table:table-row table:style-name="ro1">
          <table:table-cell office:value-type="string" calcext:value-type="string">
            <text:p>CP_RMFCA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2"/>
          <table:table-cell office:value-type="string" calcext:value-type="string">
            <text:p>CP_QP and CP_TSC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QP and AP_T2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CP_TB_AP_GOAP_DF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2"/>
          <table:table-cell office:value-type="string" calcext:value-type="string">
            <text:p>AP_calRWp and AP_T1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AP_PISA and AP_DCOMPLEX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CP_DECK_AP_GOAP_DF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72727272727" calcext:value-type="float">
            <text:p>0,4727272727</text:p>
          </table:table-cell>
          <table:table-cell table:number-columns-repeated="2"/>
          <table:table-cell office:value-type="string" calcext:value-type="string">
            <text:p>AP_calRWp and 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CP_HLPL and 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CP_DECK_CP_TB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2"/>
          <table:table-cell office:value-type="string" calcext:value-type="string">
            <text:p>CP_QP and CP_TS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QP and 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CP_TB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2"/>
          <table:table-cell office:value-type="string" calcext:value-type="string">
            <text:p>SDOCK and CP_HLPL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T1 and ZDOCK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AP_GOAP_DF_CP_TSC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" calcext:value-type="float">
            <text:p>0,2</text:p>
          </table:table-cell>
          <table:table-cell office:value-type="float" office:value="0.472727272727" calcext:value-type="float">
            <text:p>0,4727272727</text:p>
          </table:table-cell>
          <table:table-cell table:number-columns-repeated="2"/>
          <table:table-cell office:value-type="string" calcext:value-type="string">
            <text:p>AP_T1 and 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QP and AP_PIS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CP_HLPL and CP_RMFC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" calcext:value-type="float">
            <text:p>0,2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2"/>
          <table:table-cell office:value-type="string" calcext:value-type="string">
            <text:p>SDOCK and AP_T1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DCOMPLEX_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P_RMFCA_CP_TB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  <table:table-cell table:number-columns-repeated="2"/>
          <table:table-cell office:value-type="string" calcext:value-type="string">
            <text:p>CP_QP and SDOCK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CP_QP and 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CP_HLPL and 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527272727273" calcext:value-type="float">
            <text:p>0,5272727273</text:p>
          </table:table-cell>
          <table:table-cell table:number-columns-repeated="2"/>
          <table:table-cell office:value-type="string" calcext:value-type="string">
            <text:p>CP_TS_CP_HLPL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CP_HLPL and ZDOCK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AP_PISA and CP_TB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2"/>
          <table:table-cell office:value-type="string" calcext:value-type="string">
            <text:p>AP_calRWp and CP_HLPL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09090909091" calcext:value-type="float">
            <text:p>0,5090909091</text:p>
          </table:table-cell>
          <table:table-cell/>
          <table:table-cell office:value-type="string" calcext:value-type="string">
            <text:p>CP_HLPL and AP_T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" calcext:value-type="float">
            <text:p>0,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CP_HLPL and AP_GOAP_DF</text:p>
          </table:table-cell>
          <table:table-cell office:value-type="float" office:value="0.0363636363636" calcext:value-type="float">
            <text:p>0,0363636364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2"/>
          <table:table-cell office:value-type="string" calcext:value-type="string">
            <text:p>CP_QP and AP_calRWp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  <table:table-cell/>
          <table:table-cell office:value-type="string" calcext:value-type="string">
            <text:p>AP_DCOMPLEX_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" calcext:value-type="float">
            <text:p>0,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AP_PISA and CP_RMFC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2"/>
          <table:table-cell office:value-type="string" calcext:value-type="string">
            <text:p>CP_HLPL and 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T2 and AP_T1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AP_PISA and AP_GOAP_DF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AP_T2 and 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527272727273" calcext:value-type="float">
            <text:p>0,5272727273</text:p>
          </table:table-cell>
          <table:table-cell/>
          <table:table-cell office:value-type="string" calcext:value-type="string">
            <text:p>AP_T2 and 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" calcext:value-type="float">
            <text:p>0,2</text:p>
          </table:table-cell>
          <table:table-cell office:value-type="float" office:value="0.363636363636" calcext:value-type="float">
            <text:p>0,3636363636</text:p>
          </table:table-cell>
        </table:table-row>
        <table:table-row table:style-name="ro1">
          <table:table-cell office:value-type="string" calcext:value-type="string">
            <text:p>CP_HLPL and CP_TB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2"/>
          <table:table-cell office:value-type="string" calcext:value-type="string">
            <text:p>AP_calRWp and CP_TSC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381818181818" calcext:value-type="float">
            <text:p>0,3818181818</text:p>
          </table:table-cell>
          <table:table-cell/>
          <table:table-cell office:value-type="string" calcext:value-type="string">
            <text:p>PYDOCK_TOT and ZDOCK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PYDOCK_TOT and CP_RMFCA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2"/>
          <table:table-cell office:value-type="string" calcext:value-type="string">
            <text:p>CP_QP and AP_PISA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PYDOCK_TOT and 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CP_HLPL and CP_DECK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2"/>
          <table:table-cell office:value-type="string" calcext:value-type="string">
            <text:p>CP_QP and AP_T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AP_T2 and CP_HLPL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AP_PISA and 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 table:number-columns-repeated="2"/>
          <table:table-cell office:value-type="string" calcext:value-type="string">
            <text:p>SDOCK and AP_PISA</text:p>
          </table:table-cell>
          <table:table-cell office:value-type="float" office:value="0.163636363636" calcext:value-type="float">
            <text:p>0,1636363636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  <table:table-cell/>
          <table:table-cell office:value-type="string" calcext:value-type="string">
            <text:p>PYDOCK_TOT and AP_DCOMPLEX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54545454545" calcext:value-type="float">
            <text:p>0,4545454545</text:p>
          </table:table-cell>
        </table:table-row>
        <table:table-row table:style-name="ro1">
          <table:table-cell office:value-type="string" calcext:value-type="string">
            <text:p>PYDOCK_TOT and AP_GOAP_DF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90909090909" calcext:value-type="float">
            <text:p>0,4909090909</text:p>
          </table:table-cell>
          <table:table-cell table:number-columns-repeated="2"/>
          <table:table-cell office:value-type="string" calcext:value-type="string">
            <text:p>AP_calRWp and SDOCK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PYDOCK_TOT and AP_T1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418181818182" calcext:value-type="float">
            <text:p>0,4181818182</text:p>
          </table:table-cell>
        </table:table-row>
        <table:table-row table:style-name="ro1">
          <table:table-cell office:value-type="string" calcext:value-type="string">
            <text:p>PYDOCK_TOT and CP_TB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72727272727" calcext:value-type="float">
            <text:p>0,4727272727</text:p>
          </table:table-cell>
          <table:table-cell table:number-columns-repeated="2"/>
          <table:table-cell office:value-type="string" calcext:value-type="string">
            <text:p>AP_PISA and 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HLPL and PYDOCK_TO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18181818182" calcext:value-type="float">
            <text:p>0,2181818182</text:p>
          </table:table-cell>
          <table:table-cell office:value-type="float" office:value="0.381818181818" calcext:value-type="float">
            <text:p>0,3818181818</text:p>
          </table:table-cell>
        </table:table-row>
        <table:table-row table:style-name="ro1">
          <table:table-cell office:value-type="string" calcext:value-type="string">
            <text:p>AP_PISA and PYDOCK_TOT</text:p>
          </table:table-cell>
          <table:table-cell office:value-type="float" office:value="0.0545454545455" calcext:value-type="float">
            <text:p>0,054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36363636364" calcext:value-type="float">
            <text:p>0,4363636364</text:p>
          </table:table-cell>
          <table:table-cell table:number-columns-repeated="2"/>
          <table:table-cell office:value-type="string" calcext:value-type="string">
            <text:p>SDOCK and CP_TSC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PISA and PYDOCK_TOT</text:p>
          </table:table-cell>
          <table:table-cell office:value-type="float" office:value="0.0181818181818" calcext:value-type="float">
            <text:p>0,0181818182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PYDOCK_TOT and CP_TSC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490909090909" calcext:value-type="float">
            <text:p>0,4909090909</text:p>
          </table:table-cell>
          <table:table-cell table:number-columns-repeated="2"/>
          <table:table-cell office:value-type="string" calcext:value-type="string">
            <text:p>CP_QP and CP_HLPL</text:p>
          </table:table-cell>
          <table:table-cell office:value-type="float" office:value="0.0727272727273" calcext:value-type="float">
            <text:p>0,0727272727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72727272727" calcext:value-type="float">
            <text:p>0,4727272727</text:p>
          </table:table-cell>
          <table:table-cell/>
          <table:table-cell office:value-type="string" calcext:value-type="string">
            <text:p>AP_T1 and 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P_HLPL and AP_PISA</text:p>
          </table:table-cell>
          <table:table-cell office:value-type="float" office:value="0.109090909091" calcext:value-type="float">
            <text:p>0,1090909091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90909090909" calcext:value-type="float">
            <text:p>0,4909090909</text:p>
          </table:table-cell>
          <table:table-cell table:number-columns-repeated="2"/>
          <table:table-cell office:value-type="string" calcext:value-type="string">
            <text:p>AP_T2 and CP_TSC</text:p>
          </table:table-cell>
          <table:table-cell office:value-type="float" office:value="0.145454545455" calcext:value-type="float">
            <text:p>0,1454545455</text:p>
          </table:table-cell>
          <table:table-cell office:value-type="float" office:value="0.290909090909" calcext:value-type="float">
            <text:p>0,2909090909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AP_PISA and CP_TSC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36363636364" calcext:value-type="float">
            <text:p>0,2363636364</text:p>
          </table:table-cell>
          <table:table-cell office:value-type="float" office:value="0.345454545455" calcext:value-type="float">
            <text:p>0,3454545455</text:p>
          </table:table-cell>
        </table:table-row>
        <table:table-row table:style-name="ro1">
          <table:table-cell office:value-type="string" calcext:value-type="string">
            <text:p>CP_HLPL and PYDOCK_TOT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563636363636" calcext:value-type="float">
            <text:p>0,5636363636</text:p>
          </table:table-cell>
          <table:table-cell table:number-columns-repeated="2"/>
          <table:table-cell office:value-type="string" calcext:value-type="string">
            <text:p>CP_HLPL and AP_PISA</text:p>
          </table:table-cell>
          <table:table-cell office:value-type="float" office:value="0.127272727273" calcext:value-type="float">
            <text:p>0,1272727273</text:p>
          </table:table-cell>
          <table:table-cell office:value-type="float" office:value="0.309090909091" calcext:value-type="float">
            <text:p>0,3090909091</text:p>
          </table:table-cell>
          <table:table-cell office:value-type="float" office:value="0.490909090909" calcext:value-type="float">
            <text:p>0,4909090909</text:p>
          </table:table-cell>
          <table:table-cell/>
          <table:table-cell office:value-type="string" calcext:value-type="string">
            <text:p>CP_DECK_AP_DCOMPLEX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54545454545" calcext:value-type="float">
            <text:p>0,2545454545</text:p>
          </table:table-cell>
          <table:table-cell office:value-type="float" office:value="0.436363636364" calcext:value-type="float">
            <text:p>0,4363636364</text:p>
          </table:table-cell>
        </table:table-row>
      </table:table>
      <table:named-expressions/>
      <table:database-ranges>
        <table:database-range table:name="__Anonymous_Sheet_DB__1" table:target-range-address="Sheet2.A1:Sheet2.D45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3:33:54.3762625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0T21:03:16.446647842</meta:creation-date>
    <dc:date>2016-11-01T14:38:50.827182195</dc:date>
    <meta:editing-duration>PT15M6S</meta:editing-duration>
    <meta:editing-cycles>4</meta:editing-cycles>
    <meta:generator>LibreOffice/4.2.8.2$Linux_X86_64 LibreOffice_project/420m0$Build-2</meta:generator>
    <meta:document-statistic meta:table-count="2" meta:cell-count="82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63cm" svg:height="9.026cm" xlink:href=".." xlink:type="simple" chart:class="chart:bar" chart:style-name="ch1">
        <chart:legend chart:legend-position="end" svg:x="16.398cm" svg:y="3.675cm" style:legend-expansion="custom" chartooo:width="1.755cm" chartooo:height="1.675cm" style:legend-expansion-aspect-ratio="1.04776119402985" chart:style-name="ch2"/>
        <chart:plot-area chart:style-name="ch3" table:cell-range-address="Hoja1.F3:Hoja1.I14" chart:data-source-has-labels="both" svg:x="1.794cm" svg:y="0.18cm" svg:width="14.237cm" svg:height="7.662cm">
          <chartooo:coordinate-region svg:x="7.639cm" svg:y="0.18cm" svg:width="8.179cm" svg:height="6.988cm"/>
          <chart:axis chart:dimension="x" chart:name="primary-x" chart:style-name="ch4" chartooo:axis-type="auto">
            <chartooo:date-scale/>
            <chart:title svg:x="0.451cm" svg:y="5.232cm" chart:style-name="ch5">
              <text:p>Zscore combos
</text:p>
            </chart:title>
            <chart:categories table:cell-range-address="Hoja1.F4:Hoja1.F14"/>
          </chart:axis>
          <chart:axis chart:dimension="y" chart:name="primary-y" chart:style-name="ch6">
            <chart:title svg:x="7.827cm" svg:y="8.023cm" chart:style-name="ch7">
              <text:p>Success rate </text:p>
            </chart:title>
            <chart:grid chart:style-name="ch8" chart:class="major"/>
          </chart:axis>
          <chart:series chart:style-name="ch9" chart:values-cell-range-address="Hoja1.G4:Hoja1.G14" chart:label-cell-address="Hoja1.G3:Hoja1.G3" chart:class="chart:bar">
            <chart:data-point chart:repeated="11"/>
          </chart:series>
          <chart:series chart:style-name="ch10" chart:values-cell-range-address="Hoja1.H4:Hoja1.H14" chart:label-cell-address="Hoja1.H3:Hoja1.H3" chart:class="chart:bar">
            <chart:data-point chart:repeated="11"/>
          </chart:series>
          <chart:series chart:style-name="ch11" chart:values-cell-range-address="Hoja1.I4:Hoja1.I14" chart:label-cell-address="Hoja1.I3:Hoja1.I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Hoja1.G3:Hoja1.G3</svg:desc>
                </draw:g>
              </table:table-cell>
              <table:table-cell office:value-type="string">
                <text:p>Top10 </text:p>
                <draw:g>
                  <svg:desc>Hoja1.H3:Hoja1.H3</svg:desc>
                </draw:g>
              </table:table-cell>
              <table:table-cell office:value-type="string">
                <text:p>Top100</text:p>
                <draw:g>
                  <svg:desc>Hoja1.I3:Hoja1.I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PISA and AP_GOAP_DF</text:p>
                <draw:g>
                  <svg:desc>Hoja1.F4:Hoja1.F14</svg:desc>
                </draw:g>
              </table:table-cell>
              <table:table-cell office:value-type="float" office:value="7.27272727273">
                <text:p>7.27272727273</text:p>
                <draw:g>
                  <svg:desc>Hoja1.G4:Hoja1.G14</svg:desc>
                </draw:g>
              </table:table-cell>
              <table:table-cell office:value-type="float" office:value="23.6363636364">
                <text:p>23.6363636364</text:p>
                <draw:g>
                  <svg:desc>Hoja1.H4:Hoja1.H14</svg:desc>
                </draw:g>
              </table:table-cell>
              <table:table-cell office:value-type="float" office:value="40">
                <text:p>40</text:p>
                <draw:g>
                  <svg:desc>Hoja1.I4:Hoja1.I14</svg:desc>
                </draw:g>
              </table:table-cell>
            </table:table-row>
            <table:table-row>
              <table:table-cell office:value-type="string">
                <text:p>CP_HLPL and CP_TB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PYDOCK_TOT and CP_RMFCA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HLPL and CP_DECK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AP_PISA and CP_TSC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PYDOCK_TOT and AP_GOAP_DF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PYDOCK_TOT and CP_TB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AP_PISA and PYDOCK_TOT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PYDOCK_TOT and CP_TSC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CP_HLPL and AP_PISA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CP_HLPL and PYDOCK_TOT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56.3636363636">
                <text:p>56.36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08cm" svg:height="9.026cm" xlink:href=".." xlink:type="simple" chart:class="chart:bar" chart:style-name="ch1">
        <chart:legend chart:legend-position="end" svg:x="16.143cm" svg:y="3.675cm" style:legend-expansion="custom" chartooo:width="1.755cm" chartooo:height="1.675cm" style:legend-expansion-aspect-ratio="1.04776119402985" chart:style-name="ch2"/>
        <chart:plot-area chart:style-name="ch3" table:cell-range-address="Hoja1.F19:Hoja1.I30" chart:data-source-has-labels="both" svg:x="1.396cm" svg:y="0.18cm" svg:width="14.385cm" svg:height="7.662cm">
          <chartooo:coordinate-region svg:x="7.574cm" svg:y="0.18cm" svg:width="7.994cm" svg:height="6.988cm"/>
          <chart:axis chart:dimension="x" chart:name="primary-x" chart:style-name="ch4" chartooo:axis-type="auto">
            <chartooo:date-scale/>
            <chart:title svg:x="0.451cm" svg:y="5.232cm" chart:style-name="ch5">
              <text:p>Zscore combos</text:p>
            </chart:title>
            <chart:categories table:cell-range-address="Hoja1.F20:Hoja1.F30"/>
          </chart:axis>
          <chart:axis chart:dimension="y" chart:name="primary-y" chart:style-name="ch6">
            <chart:title svg:x="7.548cm" svg:y="8.023cm" chart:style-name="ch7">
              <text:p>Success rate</text:p>
            </chart:title>
            <chart:grid chart:style-name="ch8" chart:class="major"/>
          </chart:axis>
          <chart:series chart:style-name="ch9" chart:values-cell-range-address="Hoja1.G20:Hoja1.G30" chart:label-cell-address="Hoja1.G19:Hoja1.G19" chart:class="chart:bar">
            <chart:data-point chart:repeated="11"/>
          </chart:series>
          <chart:series chart:style-name="ch10" chart:values-cell-range-address="Hoja1.H20:Hoja1.H30" chart:label-cell-address="Hoja1.H19:Hoja1.H19" chart:class="chart:bar">
            <chart:data-point chart:repeated="11"/>
          </chart:series>
          <chart:series chart:style-name="ch11" chart:values-cell-range-address="Hoja1.I20:Hoja1.I30" chart:label-cell-address="Hoja1.I19:Hoja1.I19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Hoja1.G19:Hoja1.G19</svg:desc>
                </draw:g>
              </table:table-cell>
              <table:table-cell office:value-type="string">
                <text:p>Top10 </text:p>
                <draw:g>
                  <svg:desc>Hoja1.H19:Hoja1.H19</svg:desc>
                </draw:g>
              </table:table-cell>
              <table:table-cell office:value-type="string">
                <text:p>Top100</text:p>
                <draw:g>
                  <svg:desc>Hoja1.I19:Hoja1.I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T2 and CP_TSC</text:p>
                <draw:g>
                  <svg:desc>Hoja1.F20:Hoja1.F30</svg:desc>
                </draw:g>
              </table:table-cell>
              <table:table-cell office:value-type="float" office:value="14.5454545455">
                <text:p>14.5454545455</text:p>
                <draw:g>
                  <svg:desc>Hoja1.G20:Hoja1.G30</svg:desc>
                </draw:g>
              </table:table-cell>
              <table:table-cell office:value-type="float" office:value="20">
                <text:p>20</text:p>
                <draw:g>
                  <svg:desc>Hoja1.H20:Hoja1.H30</svg:desc>
                </draw:g>
              </table:table-cell>
              <table:table-cell office:value-type="float" office:value="36.3636363636">
                <text:p>36.3636363636</text:p>
                <draw:g>
                  <svg:desc>Hoja1.I20:Hoja1.I30</svg:desc>
                </draw:g>
              </table:table-cell>
            </table:table-row>
            <table:table-row>
              <table:table-cell office:value-type="string">
                <text:p>PYDOCK_TOT and ZDOCK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PYDOCK_TOT and CP_TSC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AP_T2 and CP_HLPL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PYDOCK_TOT and AP_DCOMPLEX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PYDOCK_TOT and 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HLPL and PYDOCK_TOT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PISA and PYDOCK_TOT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T1 and CP_TSC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AP_PISA and CP_TSC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DECK_AP_DCOMPLEX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3.6363636364">
                <text:p>43.6363636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9cm" svg:height="9cm" xlink:href=".." xlink:type="simple" chart:class="chart:bar" chart:style-name="ch1">
        <chart:legend chart:legend-position="end" svg:x="16.325cm" svg:y="3.662cm" style:legend-expansion="custom" chartooo:width="1.755cm" chartooo:height="1.675cm" style:legend-expansion-aspect-ratio="1.04776119402985" chart:style-name="ch2"/>
        <chart:plot-area chart:style-name="ch3" table:cell-range-address="Hoja1.F34:Hoja1.I45" chart:data-source-has-labels="both" svg:x="1.399cm" svg:y="0.18cm" svg:width="14.561cm" svg:height="7.636cm">
          <chartooo:coordinate-region svg:x="5.883cm" svg:y="0.18cm" svg:width="9.864cm" svg:height="6.962cm"/>
          <chart:axis chart:dimension="x" chart:name="primary-x" chart:style-name="ch4" chartooo:axis-type="auto">
            <chartooo:date-scale/>
            <chart:title svg:x="0.451cm" svg:y="5.219cm" chart:style-name="ch5">
              <text:p>Zscore combos</text:p>
            </chart:title>
            <chart:categories table:cell-range-address="Hoja1.F35:Hoja1.F45"/>
          </chart:axis>
          <chart:axis chart:dimension="y" chart:name="primary-y" chart:style-name="ch6">
            <chart:title svg:x="7.639cm" svg:y="7.997cm" chart:style-name="ch7">
              <text:p>Success rate</text:p>
            </chart:title>
            <chart:grid chart:style-name="ch8" chart:class="major"/>
          </chart:axis>
          <chart:series chart:style-name="ch9" chart:values-cell-range-address="Hoja1.G35:Hoja1.G45" chart:label-cell-address="Hoja1.G34:Hoja1.G34" chart:class="chart:bar">
            <chart:data-point chart:repeated="11"/>
          </chart:series>
          <chart:series chart:style-name="ch10" chart:values-cell-range-address="Hoja1.H35:Hoja1.H45" chart:label-cell-address="Hoja1.H34:Hoja1.H34" chart:class="chart:bar">
            <chart:data-point chart:repeated="11"/>
          </chart:series>
          <chart:series chart:style-name="ch11" chart:values-cell-range-address="Hoja1.I35:Hoja1.I45" chart:label-cell-address="Hoja1.I34:Hoja1.I34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Hoja1.G34:Hoja1.G34</svg:desc>
                </draw:g>
              </table:table-cell>
              <table:table-cell office:value-type="string">
                <text:p>Top10 </text:p>
                <draw:g>
                  <svg:desc>Hoja1.H34:Hoja1.H34</svg:desc>
                </draw:g>
              </table:table-cell>
              <table:table-cell office:value-type="string">
                <text:p>Top100</text:p>
                <draw:g>
                  <svg:desc>Hoja1.I34:Hoja1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T2 and CP_HLPL</text:p>
                <draw:g>
                  <svg:desc>Hoja1.F35:Hoja1.F45</svg:desc>
                </draw:g>
              </table:table-cell>
              <table:table-cell office:value-type="float" office:value="7.27272727273">
                <text:p>7.27272727273</text:p>
                <draw:g>
                  <svg:desc>Hoja1.G35:Hoja1.G45</svg:desc>
                </draw:g>
              </table:table-cell>
              <table:table-cell office:value-type="float" office:value="25.4545454545">
                <text:p>25.4545454545</text:p>
                <draw:g>
                  <svg:desc>Hoja1.H35:Hoja1.H45</svg:desc>
                </draw:g>
              </table:table-cell>
              <table:table-cell office:value-type="float" office:value="52.7272727273">
                <text:p>52.7272727273</text:p>
                <draw:g>
                  <svg:desc>Hoja1.I35:Hoja1.I45</svg:desc>
                </draw:g>
              </table:table-cell>
            </table:table-row>
            <table:table-row>
              <table:table-cell office:value-type="string">
                <text:p>AP_calRWp and CP_TSC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QP and AP_PISA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QP and AP_T2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SDOCK and AP_PISA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AP_calRWp and SDOCK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AP_PISA and CP_TSC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SDOCK and CP_TSC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QP and CP_HLPL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AP_T2 and CP_TSC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HLPL and AP_PISA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9.0909090909">
                <text:p>49.0909090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